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type="double" style:text-underline-width="auto" style:text-underline-color="font-color" officeooo:rsid="00067998" officeooo:paragraph-rsid="00067998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0983d6" officeooo:paragraph-rsid="000983d6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rsid="000dc415" officeooo:paragraph-rsid="000dc415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0f99ca" officeooo:paragraph-rsid="000f99ca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13448" officeooo:paragraph-rsid="00113448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13426c" officeooo:paragraph-rsid="0013426c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153b89" officeooo:paragraph-rsid="00153b89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16e2bf" officeooo:paragraph-rsid="0016e2bf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1a5af4" officeooo:paragraph-rsid="001a5af4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1d42b3" officeooo:paragraph-rsid="001d42b3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20cec5" officeooo:paragraph-rsid="0020cec5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 officeooo:rsid="0027abda" officeooo:paragraph-rsid="0027abda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officeooo:rsid="0031175a" officeooo:paragraph-rsid="0031175a"/>
    </style:style>
    <style:style style:name="P14" style:family="paragraph" style:parent-style-name="Standard">
      <style:text-properties style:text-underline-style="solid" style:text-underline-type="double" style:text-underline-width="auto" style:text-underline-color="font-color" officeooo:rsid="00357376" officeooo:paragraph-rsid="00357376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366c41" officeooo:paragraph-rsid="00366c41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3cff19" officeooo:paragraph-rsid="003cff19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3d9b3d" officeooo:paragraph-rsid="003d9b3d"/>
    </style:style>
    <style:style style:name="P18" style:family="paragraph" style:parent-style-name="Standard">
      <style:text-properties style:text-underline-style="none" officeooo:rsid="0007df58" officeooo:paragraph-rsid="0007df58"/>
    </style:style>
    <style:style style:name="P19" style:family="paragraph" style:parent-style-name="Standard">
      <style:text-properties style:text-underline-style="none" officeooo:rsid="0008c551" officeooo:paragraph-rsid="0008c551"/>
    </style:style>
    <style:style style:name="P20" style:family="paragraph" style:parent-style-name="Standard">
      <style:text-properties style:text-underline-style="none" officeooo:rsid="00096ea1" officeooo:paragraph-rsid="00096ea1"/>
    </style:style>
    <style:style style:name="P21" style:family="paragraph" style:parent-style-name="Standard">
      <style:text-properties style:text-underline-style="none" officeooo:rsid="001d5a82" officeooo:paragraph-rsid="001d42b3"/>
    </style:style>
    <style:style style:name="P22" style:family="paragraph" style:parent-style-name="Standard">
      <style:text-properties style:text-underline-style="none" officeooo:rsid="001d5a82" officeooo:paragraph-rsid="001d5a82"/>
    </style:style>
    <style:style style:name="P23" style:family="paragraph" style:parent-style-name="Standard">
      <style:text-properties style:text-underline-style="none" officeooo:rsid="001d5a82" officeooo:paragraph-rsid="001f6f60"/>
    </style:style>
    <style:style style:name="P24" style:family="paragraph" style:parent-style-name="Standard">
      <style:text-properties style:text-underline-style="none" officeooo:rsid="001d5a82" officeooo:paragraph-rsid="0021eceb"/>
    </style:style>
    <style:style style:name="P25" style:family="paragraph" style:parent-style-name="Standard">
      <style:text-properties fo:language="en" fo:country="US" style:text-underline-style="solid" style:text-underline-type="double" style:text-underline-width="auto" style:text-underline-color="font-color" officeooo:rsid="0040274c" officeooo:paragraph-rsid="003d9b3d"/>
    </style:style>
    <style:style style:name="P26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0274c" officeooo:paragraph-rsid="0040274c"/>
    </style:style>
    <style:style style:name="P27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1edb2" officeooo:paragraph-rsid="0041edb2"/>
    </style:style>
    <style:style style:name="P28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8ef75" officeooo:paragraph-rsid="0048ef75"/>
    </style:style>
    <style:style style:name="P29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8ef75" officeooo:paragraph-rsid="004bc9b6"/>
    </style:style>
    <style:style style:name="P30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bc9b6" officeooo:paragraph-rsid="0048ef75"/>
    </style:style>
    <style:style style:name="P31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bc9b6" officeooo:paragraph-rsid="004bc9b6"/>
    </style:style>
    <style:style style:name="P32" style:family="paragraph" style:parent-style-name="Standard">
      <style:text-properties style:text-underline-style="none" officeooo:rsid="00067998" officeooo:paragraph-rsid="00067998"/>
    </style:style>
    <style:style style:name="P33" style:family="paragraph" style:parent-style-name="Standard">
      <style:text-properties style:text-underline-style="none" officeooo:rsid="000983d6" officeooo:paragraph-rsid="000983d6"/>
    </style:style>
    <style:style style:name="P34" style:family="paragraph" style:parent-style-name="Standard">
      <style:text-properties style:text-underline-style="none" officeooo:rsid="000b65c3" officeooo:paragraph-rsid="000b65c3"/>
    </style:style>
    <style:style style:name="P35" style:family="paragraph" style:parent-style-name="Standard">
      <style:text-properties style:text-underline-style="none" officeooo:rsid="000dc415" officeooo:paragraph-rsid="000dc415"/>
    </style:style>
    <style:style style:name="P36" style:family="paragraph" style:parent-style-name="Standard">
      <style:text-properties style:text-underline-style="none" officeooo:rsid="000f99ca" officeooo:paragraph-rsid="000f99ca"/>
    </style:style>
    <style:style style:name="P37" style:family="paragraph" style:parent-style-name="Standard">
      <style:text-properties style:text-underline-style="none" officeooo:rsid="0013426c" officeooo:paragraph-rsid="0013426c"/>
    </style:style>
    <style:style style:name="P38" style:family="paragraph" style:parent-style-name="Standard">
      <style:text-properties style:text-underline-style="none" officeooo:rsid="00153b89" officeooo:paragraph-rsid="00153b89"/>
    </style:style>
    <style:style style:name="P39" style:family="paragraph" style:parent-style-name="Standard">
      <style:text-properties style:text-underline-style="none" officeooo:rsid="001b519f" officeooo:paragraph-rsid="001a5af4"/>
    </style:style>
    <style:style style:name="P40" style:family="paragraph" style:parent-style-name="Standard">
      <style:text-properties style:text-underline-style="none" officeooo:rsid="001f6f60" officeooo:paragraph-rsid="001f6f60"/>
    </style:style>
    <style:style style:name="P41" style:family="paragraph" style:parent-style-name="Standard">
      <style:text-properties style:text-underline-style="none" officeooo:rsid="001d42b3" officeooo:paragraph-rsid="001d42b3"/>
    </style:style>
    <style:style style:name="P42" style:family="paragraph" style:parent-style-name="Standard">
      <style:text-properties style:text-underline-style="none" officeooo:rsid="0020cec5" officeooo:paragraph-rsid="0020cec5"/>
    </style:style>
    <style:style style:name="P43" style:family="paragraph" style:parent-style-name="Standard">
      <style:text-properties style:text-underline-style="none" officeooo:rsid="002488f0" officeooo:paragraph-rsid="0025bdb6"/>
    </style:style>
    <style:style style:name="P44" style:family="paragraph" style:parent-style-name="Standard">
      <style:text-properties style:text-underline-style="none" officeooo:rsid="0027abda" officeooo:paragraph-rsid="0027abda"/>
    </style:style>
    <style:style style:name="P45" style:family="paragraph" style:parent-style-name="Standard">
      <style:text-properties style:text-underline-style="none" officeooo:rsid="00307099" officeooo:paragraph-rsid="00307099"/>
    </style:style>
    <style:style style:name="P46" style:family="paragraph" style:parent-style-name="Standard">
      <style:text-properties style:text-underline-style="none" officeooo:rsid="0031175a" officeooo:paragraph-rsid="0031175a"/>
    </style:style>
    <style:style style:name="P47" style:family="paragraph" style:parent-style-name="Standard">
      <style:text-properties style:text-underline-style="none" officeooo:rsid="0032a2e4" officeooo:paragraph-rsid="0031175a"/>
    </style:style>
    <style:style style:name="P48" style:family="paragraph" style:parent-style-name="Standard">
      <style:text-properties style:text-underline-style="none" officeooo:rsid="0033c149" officeooo:paragraph-rsid="0033c149"/>
    </style:style>
    <style:style style:name="P49" style:family="paragraph" style:parent-style-name="Standard">
      <style:text-properties style:text-underline-style="none" officeooo:rsid="00357376" officeooo:paragraph-rsid="00357376"/>
    </style:style>
    <style:style style:name="P50" style:family="paragraph" style:parent-style-name="Standard">
      <style:text-properties style:text-underline-style="none" officeooo:rsid="00366c41" officeooo:paragraph-rsid="00366c41"/>
    </style:style>
    <style:style style:name="P51" style:family="paragraph" style:parent-style-name="Standard">
      <style:text-properties style:text-underline-style="none" officeooo:rsid="0038e747" officeooo:paragraph-rsid="0038e747"/>
    </style:style>
    <style:style style:name="P52" style:family="paragraph" style:parent-style-name="Standard">
      <style:text-properties style:text-underline-style="none" officeooo:rsid="003a507d" officeooo:paragraph-rsid="003a507d"/>
    </style:style>
    <style:style style:name="P53" style:family="paragraph" style:parent-style-name="Standard">
      <style:text-properties style:text-underline-style="none" officeooo:rsid="003cff19" officeooo:paragraph-rsid="003cff19"/>
    </style:style>
    <style:style style:name="P54" style:family="paragraph" style:parent-style-name="Standard">
      <style:text-properties fo:language="fr" fo:country="FR" style:text-underline-style="none" officeooo:rsid="0040274c" officeooo:paragraph-rsid="0040274c"/>
    </style:style>
    <style:style style:name="P55" style:family="paragraph" style:parent-style-name="Standard">
      <style:text-properties fo:language="fr" fo:country="FR" style:text-underline-style="none" officeooo:rsid="0041edb2" officeooo:paragraph-rsid="0041edb2"/>
    </style:style>
    <style:style style:name="P56" style:family="paragraph" style:parent-style-name="Standard">
      <style:text-properties fo:language="fr" fo:country="FR" style:text-underline-style="none" officeooo:rsid="00470ef4" officeooo:paragraph-rsid="0041edb2"/>
    </style:style>
    <style:style style:name="P57" style:family="paragraph" style:parent-style-name="Standard">
      <style:text-properties fo:language="fr" fo:country="FR" style:text-underline-style="none" officeooo:rsid="004832b2" officeooo:paragraph-rsid="004832b2"/>
    </style:style>
    <style:style style:name="P58" style:family="paragraph" style:parent-style-name="Standard">
      <style:text-properties fo:language="fr" fo:country="FR" style:text-underline-style="none" officeooo:rsid="0048ef75" officeooo:paragraph-rsid="0048ef75"/>
    </style:style>
    <style:style style:name="P59" style:family="paragraph" style:parent-style-name="Standard">
      <style:text-properties fo:language="fr" fo:country="FR" style:text-underline-style="none" officeooo:rsid="004e4f10" officeooo:paragraph-rsid="004bc9b6"/>
    </style:style>
    <style:style style:name="P60" style:family="paragraph" style:parent-style-name="Standard">
      <style:text-properties fo:language="fr" fo:country="FR" style:text-underline-style="none" officeooo:rsid="006d3b33" officeooo:paragraph-rsid="006d3b33"/>
    </style:style>
    <style:style style:name="P61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832b2" officeooo:paragraph-rsid="0041edb2"/>
    </style:style>
    <style:style style:name="P62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832b2" officeooo:paragraph-rsid="005373cc"/>
    </style:style>
    <style:style style:name="P63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55557a" officeooo:paragraph-rsid="0055557a"/>
    </style:style>
    <style:style style:name="P64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561002" officeooo:paragraph-rsid="00561002"/>
    </style:style>
    <style:style style:name="P65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57c723" officeooo:paragraph-rsid="0057c723"/>
    </style:style>
    <style:style style:name="P66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5839f3" officeooo:paragraph-rsid="005839f3"/>
    </style:style>
    <style:style style:name="P67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5c2f25" officeooo:paragraph-rsid="005c2f25"/>
    </style:style>
    <style:style style:name="P68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5c997f" officeooo:paragraph-rsid="005c997f"/>
    </style:style>
    <style:style style:name="P69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685fa6" officeooo:paragraph-rsid="00685fa6"/>
    </style:style>
    <style:style style:name="P70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6d3b33" officeooo:paragraph-rsid="006d3b33"/>
    </style:style>
    <style:style style:name="P71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6e2331" officeooo:paragraph-rsid="006e2331"/>
    </style:style>
    <style:style style:name="P72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6ed1f0" officeooo:paragraph-rsid="006ed1f0"/>
    </style:style>
    <style:style style:name="P73" style:family="paragraph" style:parent-style-name="Standard">
      <style:text-properties fo:language="en" fo:country="US" style:text-underline-style="solid" style:text-underline-type="double" style:text-underline-width="auto" style:text-underline-color="font-color" officeooo:rsid="00650b01" officeooo:paragraph-rsid="00650b01"/>
    </style:style>
    <style:style style:name="P74" style:family="paragraph" style:parent-style-name="Table_20_Contents">
      <style:text-properties fo:language="fr" fo:country="FR" officeooo:rsid="006ed1f0" officeooo:paragraph-rsid="006ed1f0"/>
    </style:style>
    <style:style style:name="P75" style:family="paragraph" style:parent-style-name="Table_20_Contents">
      <style:text-properties fo:language="fr" fo:country="FR" officeooo:rsid="006f5e60" officeooo:paragraph-rsid="006f5e60"/>
    </style:style>
    <style:style style:name="P76" style:family="paragraph" style:parent-style-name="Table_20_Contents">
      <style:text-properties fo:language="fr" fo:country="FR" officeooo:rsid="006f8507" officeooo:paragraph-rsid="006f8507"/>
    </style:style>
    <style:style style:name="P77" style:family="paragraph" style:parent-style-name="Table_20_Contents">
      <style:text-properties fo:language="fr" fo:country="FR" officeooo:rsid="007002f0" officeooo:paragraph-rsid="007002f0"/>
    </style:style>
    <style:style style:name="P78" style:family="paragraph" style:parent-style-name="Table_20_Contents">
      <style:text-properties fo:language="fr" fo:country="FR" officeooo:rsid="00716a3e" officeooo:paragraph-rsid="00716a3e"/>
    </style:style>
    <style:style style:name="P79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99ca"/>
    </style:style>
    <style:style style:name="T3" style:family="text">
      <style:text-properties style:text-underline-style="none" officeooo:rsid="0011d595"/>
    </style:style>
    <style:style style:name="T4" style:family="text">
      <style:text-properties style:text-underline-style="none" officeooo:rsid="0014b657"/>
    </style:style>
    <style:style style:name="T5" style:family="text">
      <style:text-properties style:text-underline-style="none" officeooo:rsid="0016e2bf"/>
    </style:style>
    <style:style style:name="T6" style:family="text">
      <style:text-properties style:text-underline-style="none" officeooo:rsid="001912ad"/>
    </style:style>
    <style:style style:name="T7" style:family="text">
      <style:text-properties style:text-underline-style="none" officeooo:rsid="001b519f"/>
    </style:style>
    <style:style style:name="T8" style:family="text">
      <style:text-properties style:text-underline-style="none" officeooo:rsid="001c2645"/>
    </style:style>
    <style:style style:name="T9" style:family="text">
      <style:text-properties style:text-underline-style="none" officeooo:rsid="0028f83f"/>
    </style:style>
    <style:style style:name="T10" style:family="text">
      <style:text-properties style:text-underline-style="none" officeooo:rsid="0029d593"/>
    </style:style>
    <style:style style:name="T11" style:family="text">
      <style:text-properties style:text-underline-style="none" officeooo:rsid="002a7a0a"/>
    </style:style>
    <style:style style:name="T12" style:family="text">
      <style:text-properties style:text-underline-style="none" officeooo:rsid="0034f0e5"/>
    </style:style>
    <style:style style:name="T13" style:family="text">
      <style:text-properties style:text-underline-style="none" officeooo:rsid="003e548f"/>
    </style:style>
    <style:style style:name="T14" style:family="text">
      <style:text-properties style:text-underline-style="none" officeooo:rsid="00431214"/>
    </style:style>
    <style:style style:name="T15" style:family="text">
      <style:text-properties style:text-underline-style="none" officeooo:rsid="004a12df"/>
    </style:style>
    <style:style style:name="T16" style:family="text">
      <style:text-properties style:text-underline-style="none" officeooo:rsid="004b9caa"/>
    </style:style>
    <style:style style:name="T17" style:family="text">
      <style:text-properties style:text-underline-style="none" officeooo:rsid="004bc9b6"/>
    </style:style>
    <style:style style:name="T18" style:family="text">
      <style:text-properties style:text-underline-style="none" officeooo:rsid="004c8cdd"/>
    </style:style>
    <style:style style:name="T19" style:family="text">
      <style:text-properties style:text-underline-style="none" officeooo:rsid="004e4f10"/>
    </style:style>
    <style:style style:name="T20" style:family="text">
      <style:text-properties style:text-underline-style="none" officeooo:rsid="0051a7ee"/>
    </style:style>
    <style:style style:name="T21" style:family="text">
      <style:text-properties style:text-underline-style="none" officeooo:rsid="0055557a"/>
    </style:style>
    <style:style style:name="T22" style:family="text">
      <style:text-properties style:text-underline-style="none" officeooo:rsid="005e3520"/>
    </style:style>
    <style:style style:name="T23" style:family="text">
      <style:text-properties style:text-underline-style="none" officeooo:rsid="005ec51f"/>
    </style:style>
    <style:style style:name="T24" style:family="text">
      <style:text-properties style:text-underline-style="none" officeooo:rsid="006068a9"/>
    </style:style>
    <style:style style:name="T25" style:family="text">
      <style:text-properties style:text-underline-style="none" officeooo:rsid="00682c9f"/>
    </style:style>
    <style:style style:name="T26" style:family="text">
      <style:text-properties style:text-underline-style="none" officeooo:rsid="006a2a00"/>
    </style:style>
    <style:style style:name="T27" style:family="text">
      <style:text-properties style:text-underline-style="none" officeooo:rsid="006d3b33"/>
    </style:style>
    <style:style style:name="T28" style:family="text">
      <style:text-properties officeooo:rsid="0007df58"/>
    </style:style>
    <style:style style:name="T29" style:family="text">
      <style:text-properties officeooo:rsid="0008c551"/>
    </style:style>
    <style:style style:name="T30" style:family="text">
      <style:text-properties officeooo:rsid="00096130"/>
    </style:style>
    <style:style style:name="T31" style:family="text">
      <style:text-properties officeooo:rsid="001e1660"/>
    </style:style>
    <style:style style:name="T32" style:family="text">
      <style:text-properties officeooo:rsid="0028f83f"/>
    </style:style>
    <style:style style:name="T33" style:family="text">
      <style:text-properties fo:color="#ff0000"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1:</text:p>
      <text:p text:style-name="P32"/>
      <text:p text:style-name="P1">Exercice 1:</text:p>
      <text:p text:style-name="P1"/>
      <text:p text:style-name="P18">5 préfixe<text:span text:style-name="T29">s</text:span>: £, a, ac, acb, acba</text:p>
      <text:p text:style-name="P19">5 suffixes: acba, cb<text:span text:style-name="T30">a,</text:span> <text:span text:style-name="T30">ba</text:span>, a, £</text:p>
      <text:p text:style-name="P20">facteurs: nombre de mots differents avec 2 découpes: {<text:span text:style-name="T28">£, a, ac, acb, acba, acba, cba, ba, a, £, </text:span></text:p>
      <text:p text:style-name="P20">Sous-mots: { £, a, b, c, ac, acb, acba, cba, ba}</text:p>
      <text:p text:style-name="P20"/>
      <text:p text:style-name="P2">Exercice 2:</text:p>
      <text:p text:style-name="P33"/>
      <text:p text:style-name="P34">1) m = aba = {{£, aba}, {a, ba}, {ab, a}, {aba, <text:s/>£}}</text:p>
      <text:p text:style-name="P34"/>
      <text:p text:style-name="P34">2) m = abab = {{a, b, ab}, {ab, a, b}, {a, ba, b}}</text:p>
      <text:p text:style-name="P34"/>
      <text:p text:style-name="P3">Exercice 3:</text:p>
      <text:p text:style-name="P35"/>
      <text:p text:style-name="P35">1) {£, a, b, aa, bb, ab, ba}</text:p>
      <text:p text:style-name="P34"/>
      <text:p text:style-name="P35">2) {£, a, b, aa, bb, ab, ba, aaa, bbb, aba, bab, abb, bba}</text:p>
      <text:p text:style-name="P35"/>
      <text:p text:style-name="P3"><text:span text:style-name="T1">Le nombre de mots de {a, b, c}* de longueur 10 = </text:span><text:span text:style-name="T2">3^10</text:span></text:p>
      <text:p text:style-name="P35"/>
      <text:p text:style-name="P4">Exercice 4:</text:p>
      <text:p text:style-name="P36"/>
      <text:p text:style-name="P5"><text:span text:style-name="T1">(</text:span><text:span text:style-name="T3">Ensemble vide</text:span><text:span text:style-name="T1">)* = {£}</text:span></text:p>
      <text:p text:style-name="P5"><text:span text:style-name="T1">(</text:span><text:span text:style-name="T3">Ensemble vide</text:span><text:span text:style-name="T1">)+ = { } = (</text:span><text:span text:style-name="T3">Ensemble vide</text:span><text:span text:style-name="T1">)</text:span></text:p>
      <text:p text:style-name="P37">{£}* = {£}</text:p>
      <text:p text:style-name="P6"><text:span text:style-name="T1">{£}+ = {</text:span><text:span text:style-name="T4">£</text:span><text:span text:style-name="T1">}</text:span></text:p>
      <text:p text:style-name="P38"/>
      <text:p text:style-name="P7">Exercice 5:</text:p>
      <text:p text:style-name="P38"/>
      <text:p text:style-name="P7"><text:span text:style-name="T1">X* = X+U{£} </text:span><text:span text:style-name="T5">=&gt; Tout le temps vrai</text:span></text:p>
      <text:p text:style-name="P8"><text:span text:style-name="T1">X+ = XX* =&gt; </text:span><text:span text:style-name="T7">Tout le temps vrai</text:span></text:p>
      <text:p text:style-name="P9"><text:span text:style-name="T6">X</text:span><text:span text:style-name="T1">+ = X* - {£} =&gt; </text:span><text:span text:style-name="T7">Ssi <text:s/>X ne contien</text:span><text:span text:style-name="T8">t</text:span><text:span text:style-name="T7"> pas £</text:span></text:p>
      <text:p text:style-name="P39"/>
      <text:p text:style-name="P10">Exercice 6:</text:p>
      <text:p text:style-name="P21"/>
      <text:p text:style-name="P24"><text:tab/><text:tab/> <text:s text:c="3"/>Prouver £ e L &lt;=&gt; L <text:span text:style-name="T32">c</text:span>= L^2</text:p>
      <text:p text:style-name="P22"/>
      <text:p text:style-name="P23">£ e L =&gt; L <text:span text:style-name="T32">c</text:span>= L^2 <text:s text:c="40"/>L C= L^2 =&gt; £ e L </text:p>
      <text:p text:style-name="P40"><text:tab/><text:tab/><text:tab/><text:tab/><text:tab/><text:tab/> <text:s text:c="7"/><text:tab/>&lt;=&gt; </text:p>
      <text:p text:style-name="P40"><text:tab/><text:tab/><text:tab/><text:tab/><text:tab/><text:tab/>£ non(e) L =&gt; L c= L^2</text:p>
      <text:p text:style-name="P22"><draw:line text:anchor-type="paragraph" draw:z-index="0" draw:name="Forme1" draw:style-name="gr1" draw:text-style-name="P79" svg:x1="4.094cm" svg:y1="1.361cm" svg:x2="8.804cm" svg:y2="0.303cm"><text:p/></draw:line><text:span text:style-name="T31">T</text:span>rivial en concatenant <text:s text:c="31"/></text:p>
      <text:p text:style-name="P22">£ à un mot de L<text:tab/><text:tab/><text:tab/><text:tab/></text:p>
      <text:p text:style-name="P41"/>
      <text:p text:style-name="P42">Soit m un plus court mot de L, comme £ non(e) L, |m| != 0, tout mot de L^2 est de longueur au moins 2.|m|</text:p>
      <text:p text:style-name="P41"/>
      <text:p text:style-name="P41"/>
      <text:p text:style-name="P41"/>
      <text:p text:style-name="P41"/>
      <text:p text:style-name="P11"><text:soft-page-break/>Exercice 7:</text:p>
      <text:p text:style-name="P36"/>
      <text:p text:style-name="P43">E un alphabet A un l'angage sur A, AC=E*</text:p>
      <text:p text:style-name="P43"/>
      <text:p text:style-name="P12"><text:span text:style-name="T1"><text:tab/><text:tab/> <text:s text:c="6"/>A* = E* &lt;=&gt; E</text:span><text:span text:style-name="T9">c</text:span><text:span text:style-name="T1">=A</text:span></text:p>
      <text:p text:style-name="P44"/>
      <text:p text:style-name="P44"/>
      <text:p text:style-name="P12"><text:span text:style-name="T1">A* = E* =&gt; E</text:span><text:span text:style-name="T9">c</text:span><text:span text:style-name="T1">=A <text:s text:c="33"/>E</text:span><text:span text:style-name="T9">c</text:span><text:span text:style-name="T1">=A =&gt; A*=E*</text:span></text:p>
      <text:p text:style-name="P12"><text:span text:style-name="T11">Ec=E* donc Ec=A*</text:span><text:span text:style-name="T1"><text:tab/><text:tab/></text:span><text:span text:style-name="T10">A*c=E* toujours vrai, </text:span><text:span text:style-name="T11">et Ec=A <text:s/>=&gt; E*c=A*</text:span></text:p>
      <text:p text:style-name="P45">or pour tout m e E |m|=1</text:p>
      <text:p text:style-name="P45">donc Ec=A</text:p>
      <text:p text:style-name="P45"/>
      <text:p text:style-name="P13">Exercice 8:</text:p>
      <text:p text:style-name="P46"/>
      <text:p text:style-name="P46">1) (XY)*X = X(YX)*</text:p>
      <text:p text:style-name="P47"/>
      <text:p text:style-name="P48">Desmonstration par récurence sur le nombre n de concatenations de mots de XY</text:p>
      <text:p text:style-name="P48">X(YX)* = (XY)*X</text:p>
      <text:p text:style-name="P14"><draw:line text:anchor-type="paragraph" draw:z-index="2" draw:name="Forme3" draw:style-name="gr1" draw:text-style-name="P79" svg:x1="3.115cm" svg:y1="0.995cm" svg:x2="4.2cm" svg:y2="0.466cm"><text:p/></draw:line><text:span text:style-name="T1">Soit </text:span><text:span text:style-name="T12">P(n): X(YX)^n=(XY)^nX</text:span></text:p>
      <text:p text:style-name="P14"><draw:line text:anchor-type="paragraph" draw:z-index="1" draw:name="Forme2" draw:style-name="gr1" draw:text-style-name="P79" svg:x1="1.289cm" svg:y1="0.561cm" svg:x2="2.559cm" svg:y2="0.005cm"><text:p/></draw:line><text:span text:style-name="T12">P</text:span><text:span text:style-name="T1">(0): X(YX)^0 = (XY)^0X</text:span></text:p>
      <text:p text:style-name="P49">P(n) =&gt; P(n+1) <text:s text:c="3"/>hyp: X(YX)^n = (XY)^nX <text:s text:c="3"/>conc: X(YX)^n+1 = (XY)^n+1X</text:p>
      <text:p text:style-name="P49"/>
      <text:p text:style-name="P49"><draw:line text:anchor-type="paragraph" draw:z-index="3" draw:name="Forme4" draw:style-name="gr1" draw:text-style-name="P79" svg:x1="0.019cm" svg:y1="0.323cm" svg:x2="0.204cm" svg:y2="0.138cm"><text:p/></draw:line>X(YX)^n+1 = X(YX)^nYX = (XY)^nXYX = (XY)^n+1X</text:p>
      <text:p text:style-name="P49"/>
      <text:p text:style-name="P50">2)</text:p>
      <text:p text:style-name="P50"/>
      <text:p text:style-name="P15">Exercice 9:</text:p>
      <text:p text:style-name="P50"/>
      <text:p text:style-name="P50">1) (X*)^2 c= <text:s/>X*</text:p>
      <text:p text:style-name="P50">(X*)^2 = (X*)(X*)</text:p>
      <text:p text:style-name="P50"/>
      <text:p text:style-name="P51">Trouver X tel que (X^2)* != (X*)^2</text:p>
      <text:p text:style-name="P51">prenons X = {a}</text:p>
      <text:p text:style-name="P51">X^2 = {aa}</text:p>
      <text:p text:style-name="P51">(X^2)* = {a^2n}</text:p>
      <text:p text:style-name="P51">(X*} = {a}*</text:p>
      <text:p text:style-name="P51"/>
      <text:p text:style-name="P52">a e X*, aa e X* =&gt; aaa e (X*)^2</text:p>
      <text:p text:style-name="P52"/>
      <text:p text:style-name="P16">Exercice 10:</text:p>
      <text:p text:style-name="P53"/>
      <text:p text:style-name="P53">1) Prenons L = {a^p, p est un nombre premier}, prefs(L) = {a}*</text:p>
      <text:p text:style-name="P17"><text:span text:style-name="T1">2) </text:span><text:span text:style-name="T13">Prefs(L1)UPrefs(L2) c= Prefs(L1)Prefs(L2)</text:span></text:p>
      <text:p text:style-name="P25"/>
      <text:p text:style-name="P26">Exercice 11:</text:p>
      <text:p text:style-name="P54"/>
      <text:p text:style-name="P55">Dessin d’un mot:</text:p>
      <text:p text:style-name="P55"/>
      <text:p text:style-name="P27"><text:span text:style-name="T1">Pou</text:span><text:span text:style-name="T14">r tout</text:span><text:span text:style-name="T1"> i e [1...|m|-1] <text:s text:c="2"/>|m[1...i]|a &gt; |m[1...i]|b</text:span></text:p>
      <text:p text:style-name="P56"/>
      <text:p text:style-name="P56"/>
      <text:p text:style-name="P61"><text:span text:style-name="T20"/></text:p>
      <text:p text:style-name="P57"><text:soft-page-break/></text:p>
      <text:p text:style-name="P28"><text:span text:style-name="T1">L1 : </text:span><text:span text:style-name="T15">marche pas pour la concaténation</text:span><text:span text:style-name="T16">(</text:span><text:span text:style-name="T17">on dit qu’il est </text:span><text:span text:style-name="T16">ouvert </text:span><text:span text:style-name="T17">pour la concaténation</text:span><text:span text:style-name="T16">)</text:span></text:p>
      <text:p text:style-name="P29"><text:span text:style-name="T1">L2 : marche pour la concaténation</text:span><text:span text:style-name="T16">(</text:span><text:span text:style-name="T17">on dit qu’il est </text:span><text:span text:style-name="T16">fermé </text:span><text:span text:style-name="T17">pour la concaténations</text:span><text:span text:style-name="T16">)</text:span></text:p>
      <text:p text:style-name="P58"/>
      <text:p text:style-name="P30"><text:span text:style-name="T1">D1 : marche </text:span><text:span text:style-name="T18">pas</text:span><text:span text:style-name="T19">(ouvert)</text:span></text:p>
      <text:p text:style-name="P31"><text:span text:style-name="T1">D2 : marche</text:span><text:span text:style-name="T19">(fermé)</text:span></text:p>
      <text:p text:style-name="P59"/>
      <text:p text:style-name="P62">Exercice 12:<text:span text:style-name="T1"> </text:span><text:span text:style-name="T20">(Très commun, à apprendre)</text:span></text:p>
      <text:p text:style-name="P62"><text:span text:style-name="T20"/></text:p>
      <text:p text:style-name="P64"><text:span text:style-name="T1">représente =&gt; </text:span><text:span text:style-name="T20">a</text:span><text:span text:style-name="T1">aabaabbbabbaabbabb</text:span></text:p>
      <text:p text:style-name="P62"><text:span text:style-name="T20"/></text:p>
      <text:p text:style-name="P62"><draw:line text:anchor-type="paragraph" draw:z-index="4" draw:name="Forme8" draw:style-name="gr2" draw:text-style-name="P79" svg:x1="2.612cm" svg:y1="2.237cm" svg:x2="3.882cm" svg:y2="0.226cm"><text:p/></draw:line><draw:line text:anchor-type="paragraph" draw:z-index="5" draw:name="Forme9" draw:style-name="gr2" draw:text-style-name="P79" svg:x1="5.602cm" svg:y1="3.269cm" svg:x2="3.882cm" svg:y2="0.226cm"><text:p/></draw:line><draw:line text:anchor-type="paragraph" draw:z-index="15" draw:name="Forme16" draw:style-name="gr2" draw:text-style-name="P79" svg:x1="0.178cm" svg:y1="4.194cm" svg:x2="0.178cm" svg:y2="0.014cm"><text:p/></draw:line><text:span text:style-name="T20"><text:tab/><text:tab/><text:tab/></text:span><text:span text:style-name="T21">G</text:span></text:p>
      <text:p text:style-name="P62"><text:span text:style-name="T20"><text:tab/><text:tab/><text:tab/></text:span></text:p>
      <text:p text:style-name="P62"><draw:line text:anchor-type="paragraph" draw:z-index="12" draw:name="Forme15" draw:style-name="gr2" draw:text-style-name="P79" svg:x1="2.612cm" svg:y1="1.263cm" svg:x2="1.924cm" svg:y2="0.205cm"><text:p/></draw:line><draw:line text:anchor-type="paragraph" draw:z-index="13" draw:name="Forme6" draw:style-name="gr2" draw:text-style-name="P79" svg:x1="0.178cm" svg:y1="3.221cm" svg:x2="1.924cm" svg:y2="0.205cm"><text:p/></draw:line><text:span text:style-name="T20"><text:tab/> <text:s text:c="4"/></text:span><text:span text:style-name="T21">D<text:tab/> <text:s text:c="5"/>F<text:tab/> <text:s text:c="5"/>H</text:span></text:p>
      <text:p text:style-name="P62"><text:span text:style-name="T20"/></text:p>
      <text:p text:style-name="P62"><draw:line text:anchor-type="paragraph" draw:z-index="6" draw:name="Forme10" draw:style-name="gr2" draw:text-style-name="P79" svg:x1="6.422cm" svg:y1="0.236cm" svg:x2="5.602cm" svg:y2="1.321cm"><text:p/></draw:line><draw:line text:anchor-type="paragraph" draw:z-index="7" draw:name="Forme5" draw:style-name="gr2" draw:text-style-name="P79" svg:x1="6.422cm" svg:y1="0.236cm" svg:x2="7.666cm" svg:y2="2.247cm"><text:p/></draw:line><draw:line text:anchor-type="paragraph" draw:z-index="8" draw:name="Forme11" draw:style-name="gr2" draw:text-style-name="P79" svg:x1="8.91cm" svg:y1="0.289cm" svg:x2="7.666cm" svg:y2="2.247cm"><text:p/></draw:line><draw:line text:anchor-type="paragraph" draw:z-index="9" draw:name="Forme12" draw:style-name="gr2" draw:text-style-name="P79" svg:x1="9.967cm" svg:y1="2.194cm" svg:x2="8.909cm" svg:y2="0.289cm"><text:p/></draw:line><text:span text:style-name="T21"><text:tab/>C<text:tab/>E<text:tab/><text:tab/>I<text:tab/>K<text:tab/><text:tab/>O</text:span></text:p>
      <text:p text:style-name="P62"><text:span text:style-name="T20"/></text:p>
      <text:p text:style-name="P62"><draw:line text:anchor-type="paragraph" draw:z-index="10" draw:name="Forme13" draw:style-name="gr2" draw:text-style-name="P79" svg:x1="10.55cm" svg:y1="0.295cm" svg:x2="9.968cm" svg:y2="1.221cm"><text:p/></draw:line><draw:line text:anchor-type="paragraph" draw:z-index="11" draw:name="Forme14" draw:style-name="gr2" draw:text-style-name="P79" svg:x1="11.899cm" svg:y1="2.226cm" svg:x2="10.55cm" svg:y2="0.295cm"><text:p/></draw:line><draw:line text:anchor-type="paragraph" draw:z-index="16" draw:name="Forme17" draw:style-name="gr2" draw:text-style-name="P79" svg:x1="11.899cm" svg:y1="0.295cm" svg:x2="0.178cm" svg:y2="0.311cm"><text:p/></draw:line><text:span text:style-name="T20"> <text:s text:c="5"/></text:span><text:span text:style-name="T21">B<text:tab/><text:tab/><text:tab/><text:tab/> <text:s text:c="4"/>J<text:tab/> <text:s text:c="6"/>L<text:tab/> <text:s text:c="5"/>N<text:tab/> <text:s text:c="5"/>P<text:tab/> <text:s text:c="3"/>R</text:span></text:p>
      <text:p text:style-name="P62"><text:span text:style-name="T20"/></text:p>
      <text:p text:style-name="P63"><draw:line text:anchor-type="paragraph" draw:z-index="14" draw:name="Forme7" draw:style-name="gr2" draw:text-style-name="P79" svg:x1="0.178cm" svg:y1="0.3cm" svg:x2="11.899cm" svg:y2="0.3cm"><text:p/></draw:line><text:span text:style-name="T20">A<text:tab/><text:tab/><text:tab/><text:tab/><text:tab/><text:tab/></text:span><text:span text:style-name="T1">M<text:tab/> <text:s text:c="9"/>Q <text:s text:c="9"/>S</text:span></text:p>
      <text:p text:style-name="P63"><text:span text:style-name="T1"><text:s text:c="5"/></text:span></text:p>
      <text:p text:style-name="P63"><text:span text:style-name="T1"><text:tab/><text:tab/><text:tab/><text:tab/><text:tab/><text:tab/><text:tab/><text:tab/><text:tab/> <text:s text:c="4"/>T</text:span></text:p>
      <text:p text:style-name="P63"><text:span text:style-name="T1"/></text:p>
      <text:p text:style-name="P65"><text:span text:style-name="T1">Mot « a » = A =&gt; B</text:span></text:p>
      <text:p text:style-name="P66"><text:span text:style-name="T1">Mot « m1 » = B =&gt; M</text:span></text:p>
      <text:p text:style-name="P66"><text:span text:style-name="T1">Mot « m2 » = M =&gt; T</text:span></text:p>
      <text:p text:style-name="P66"><text:span text:style-name="T1"/></text:p>
      <text:p text:style-name="P67"><text:span text:style-name="T1">Soit m un mot de </text:span><text:span text:style-name="T22">L</text:span><text:span text:style-name="T1">uckasiewig, pout tou</text:span><text:span text:style-name="T23">t</text:span><text:span text:style-name="T1"> m e Ll, si m est different de b alors m commence par a (trivial), m!= b =&gt; p e prefixe de m (|p| = 1) <text:s/>&lt;=&gt; </text:span><text:span text:style-name="T24">p</text:span><text:span text:style-name="T1"> = a (trivial)</text:span></text:p>
      <text:p text:style-name="P67"><text:span text:style-name="T1">soit m le mot tel que a.m1 le premier prefixe de m qui touche l’axe des x</text:span></text:p>
      <text:p text:style-name="P67"><text:span text:style-name="T1"/></text:p>
      <text:p text:style-name="P69"><text:span text:style-name="T25">m </text:span><text:span text:style-name="T1">= a.m1.m2 e Ll, </text:span><text:span text:style-name="T26">et </text:span><text:span text:style-name="T1">a.m1 e D1</text:span></text:p>
      <text:p text:style-name="P69"><text:span text:style-name="T1"/></text:p>
      <text:p text:style-name="P69"><text:span text:style-name="T1">Pour tout préfixe propre de m1, |p|a ≥ |p|b</text:span></text:p>
      <text:p text:style-name="P69"><text:span text:style-name="T1"/></text:p>
      <text:p text:style-name="P69"><text:span text:style-name="T1">p prefixe propre de m1 =&gt; a.p prefixe propre de m</text:span></text:p>
      <text:p text:style-name="P69"><text:span text:style-name="T1"/></text:p>
      <text:p text:style-name="P69"><text:span text:style-name="T1">a.m1 e D1, et a.p préfixe propre de m1 =&gt; |a.p|a &gt; |a.p|b</text:span></text:p>
      <text:p text:style-name="P69"><text:span text:style-name="T1"/></text:p>
      <text:p text:style-name="P69"><text:span text:style-name="T1">|a.p|a = 1 + |p|a, et |a.p|b = |p|b donc |a.p|a &gt; |a.p|b =&gt; 1 + |p|a &gt; |p|b =&gt; |p|a ≥ |p|b</text:span></text:p>
      <text:p text:style-name="P73"><text:span text:style-name="T1"/></text:p>
      <text:p text:style-name="P68">Exercice 13 :</text:p>
      <text:p text:style-name="P68"/>
      <text:p text:style-name="P60"><draw:line text:anchor-type="paragraph" draw:z-index="17" draw:name="Forme18" draw:style-name="gr2" draw:text-style-name="P79" svg:x1="0.76cm" svg:y1="0.3cm" svg:x2="4.411cm" svg:y2="0.3cm"><text:p/></draw:line>m :<text:tab/></text:p>
      <text:p text:style-name="P68"><text:span text:style-name="T1"/></text:p>
      <text:p text:style-name="P68"><draw:line text:anchor-type="paragraph" draw:z-index="18" draw:name="Forme18" draw:style-name="gr2" draw:text-style-name="P79" svg:x1="0.231cm" svg:y1="0.173cm" svg:x2="3.882cm" svg:y2="0.173cm"><text:p/></draw:line><draw:line text:anchor-type="paragraph" draw:z-index="19" draw:name="Forme19" draw:style-name="gr2" draw:text-style-name="P79" svg:x1="1.924cm" svg:y1="0.359cm" svg:x2="1.924cm" svg:y2="0.041cm"><text:p/></draw:line><text:span text:style-name="T1"/></text:p>
      <text:p text:style-name="P66"><text:span text:style-name="T1"><text:tab/></text:span><text:span text:style-name="T27">x<text:tab/>y</text:span></text:p>
      <text:p text:style-name="P66"><draw:line text:anchor-type="paragraph" draw:z-index="20" draw:name="Forme18" draw:style-name="gr2" draw:text-style-name="P79" svg:x1="0.231cm" svg:y1="0.173cm" svg:x2="3.882cm" svg:y2="0.173cm"><text:p/></draw:line><draw:line text:anchor-type="paragraph" draw:z-index="21" draw:name="Forme20" draw:style-name="gr2" draw:text-style-name="P79" svg:x1="0.893cm" svg:y1="0.389cm" svg:x2="0.893cm" svg:y2="0.019cm"><text:p/></draw:line><draw:line text:anchor-type="paragraph" draw:z-index="22" draw:name="Forme21" draw:style-name="gr3" draw:text-style-name="P79" svg:x1="1.924cm" svg:y1="0.389cm" svg:x2="1.924cm" svg:y2="0.019cm"><text:p/></draw:line><text:span text:style-name="T27"/></text:p>
      <text:p text:style-name="P70"><text:span text:style-name="T1"><text:s text:c="4"/>z<text:tab/></text:span><text:span text:style-name="T33">u</text:span><text:span text:style-name="T1"> <text:s text:c="6"/>t <text:s text:c="2"/></text:span></text:p>
      <text:p text:style-name="P70"><text:span text:style-name="T1"/></text:p>
      <text:p text:style-name="P70"><draw:line text:anchor-type="paragraph" draw:z-index="23" draw:name="Forme22" draw:style-name="gr2" draw:text-style-name="P79" svg:x1="0.231cm" svg:y1="0.252cm" svg:x2="3.882cm" svg:y2="0.252cm"><text:p/></draw:line><draw:line text:anchor-type="paragraph" draw:z-index="24" draw:name="Forme23" draw:style-name="gr2" draw:text-style-name="P79" svg:x1="0.919cm" svg:y1="0.385cm" svg:x2="0.919cm" svg:y2="0.067cm"><text:p/></draw:line><text:span text:style-name="T1"/></text:p>
      <text:p text:style-name="P70"><text:span text:style-name="T1"><text:s text:c="4"/>x<text:tab/><text:tab/>y</text:span></text:p>
      <text:p text:style-name="P70"><text:soft-page-break/>Exercice 14 :</text:p>
      <text:p text:style-name="P70"><text:span text:style-name="T1"/></text:p>
      <text:p text:style-name="P71"><text:span text:style-name="T1">Pour tout m e F*, m est decomposable de façon unique sur F, </text:span></text:p>
      <text:p text:style-name="P71"><text:span text:style-name="T1">P(n), Pout tout m e F*, |m| = 2n</text:span></text:p>
      <text:p text:style-name="P71"><text:span text:style-name="T1"/></text:p>
      <text:p text:style-name="P71"><text:span text:style-name="T1">soit mun mot de F* de longueur 2(n + 1), soit f1 le préfixe de longueur 2 ab m, (il existe car |m| ≥ 2)</text:span></text:p>
      <text:p text:style-name="P71"><text:span text:style-name="T1">on sait que f1 e I car m e F+, donc le premier mot d’une decomposition de m est f1 soit m’ tel que m = f1.m’, m’ e F*, et |m’| = 2n =&gt; m’ est decomposable de façon unique.</text:span></text:p>
      <text:p text:style-name="P71"><text:span text:style-name="T1"/></text:p>
      <text:p text:style-name="P72">TD2 :</text:p>
      <text:p text:style-name="P71"><text:span text:style-name="T1"/></text:p>
      <text:p text:style-name="P72">Exercice 1 :</text:p>
      <text:p text:style-name="P72"/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4">aabb</text:p>
          </table:table-cell>
          <table:table-cell table:style-name="Tableau1.A1" office:value-type="string">
            <text:p text:style-name="P74">a³b³ <text:s/></text:p>
          </table:table-cell>
          <table:table-cell table:style-name="Tableau1.A1" office:value-type="string">
            <text:p text:style-name="P74">a³b⁴ </text:p>
          </table:table-cell>
          <table:table-cell table:style-name="Tableau1.A1" office:value-type="string">
            <text:p text:style-name="P74">a²b²ab</text:p>
          </table:table-cell>
          <table:table-cell table:style-name="Tableau1.F1" office:value-type="string">
            <text:p text:style-name="P74">a³ba²b³ </text:p>
          </table:table-cell>
        </table:table-row>
        <table:table-row>
          <table:table-cell table:style-name="Tableau1.A2" office:value-type="string">
            <text:p text:style-name="P75">GD</text:p>
          </table:table-cell>
          <table:table-cell table:style-name="Tableau1.A2" office:value-type="string">
            <text:p text:style-name="P76">S→aSb</text:p>
            <text:p text:style-name="P76">S→aaSbb</text:p>
            <text:p text:style-name="P76">S→£</text:p>
          </table:table-cell>
          <table:table-cell table:style-name="Tableau1.A2" office:value-type="string">
            <text:p text:style-name="P78">Même méthode</text:p>
          </table:table-cell>
          <table:table-cell table:style-name="Tableau1.A2" office:value-type="string">
            <text:p text:style-name="P76">Nope</text:p>
          </table:table-cell>
          <table:table-cell table:style-name="Tableau1.A2" office:value-type="string">
            <text:p text:style-name="P76">Nope</text:p>
          </table:table-cell>
          <table:table-cell table:style-name="Tableau1.F2" office:value-type="string">
            <text:p text:style-name="P76">Nope</text:p>
            <text:p text:style-name="P76"/>
          </table:table-cell>
        </table:table-row>
        <table:table-row>
          <table:table-cell table:style-name="Tableau1.A2" office:value-type="string">
            <text:p text:style-name="P75">GDe1</text:p>
          </table:table-cell>
          <table:table-cell table:style-name="Tableau1.A2" office:value-type="string">
            <text:p text:style-name="P76">Yep mm regle qu’avec dessus</text:p>
          </table:table-cell>
          <table:table-cell table:style-name="Tableau1.A2" office:value-type="string">
            <text:p text:style-name="P78">Même méthode</text:p>
          </table:table-cell>
          <table:table-cell table:style-name="Tableau1.A2" office:value-type="string">
            <text:p text:style-name="P77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5">GDe2</text:p>
          </table:table-cell>
          <table:table-cell table:style-name="Tableau1.A2" office:value-type="string">
            <text:p text:style-name="P77">S → aS1bS2</text:p>
            <text:p text:style-name="P77">S2 → £</text:p>
            <text:p text:style-name="P77">S1 → aS3bS4</text:p>
            <text:p text:style-name="P77">S3 → £</text:p>
            <text:p text:style-name="P77">S4 → £</text:p>
          </table:table-cell>
          <table:table-cell table:style-name="Tableau1.A2" office:value-type="string">
            <text:p text:style-name="P78">Même méthod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5">GL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5">GL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P72"/>
      <text:p text:style-name="P63"><text:span text:style-name="T1"/></text:p>
      <text:p text:style-name="P63"><text:span text:style-name="T1"/></text:p>
      <text:p text:style-name="P63"><text:span text:style-name="T1"/></text:p>
      <text:p text:style-name="P63"><text:span text:style-name="T1"/></text:p>
      <text:p text:style-name="P57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7M10S</meta:editing-duration>
    <meta:editing-cycles>103</meta:editing-cycles>
    <meta:generator>LibreOffice/5.1.6.2$Windows_x86 LibreOffice_project/07ac168c60a517dba0f0d7bc7540f5afa45f0909</meta:generator>
    <dc:date>2017-09-28T12:58:57.781000000</dc:date>
    <meta:document-statistic meta:table-count="1" meta:image-count="0" meta:object-count="0" meta:page-count="4" meta:paragraph-count="123" meta:word-count="763" meta:character-count="3509" meta:non-whitespace-character-count="2584"/>
    <meta:user-defined meta:name="Info 1"/>
    <meta:user-defined meta:name="Info 2"/>
    <meta:user-defined meta:name="Info 3"/>
    <meta:user-defined meta:name="Info 4"/>
  </office:meta>
</office:document-meta>
</file>